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5.073cm"/>
    </style:style>
    <style:style style:name="co2" style:family="table-column">
      <style:table-column-properties fo:break-before="auto" style:column-width="0.497cm"/>
    </style:style>
    <style:style style:name="co3" style:family="table-column">
      <style:table-column-properties fo:break-before="auto" style:column-width="1.697cm"/>
    </style:style>
    <style:style style:name="co4" style:family="table-column">
      <style:table-column-properties fo:break-before="auto" style:column-width="1.178cm"/>
    </style:style>
    <style:style style:name="co5" style:family="table-column">
      <style:table-column-properties fo:break-before="auto" style:column-width="1.423cm"/>
    </style:style>
    <style:style style:name="co6" style:family="table-column">
      <style:table-column-properties fo:break-before="auto" style:column-width="2.514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6.473cm" svg:height="9.435cm" svg:x="19.915cm" svg:y="9.577cm">
            <draw:object draw:notify-on-update-of-ranges="Sheet1.F2:Sheet1.F2 Sheet1.G2:Sheet1.M2 Sheet1.F4:Sheet1.F4 Sheet1.G4:Sheet1.M4 Sheet1.F5:Sheet1.F5 Sheet1.G5:Sheet1.M5 Sheet1.F6:Sheet1.F6 Sheet1.G6:Sheet1.M6 Sheet1.F7:Sheet1.F7 Sheet1.G7:Sheet1.M7 Sheet1.F8:Sheet1.F8 Sheet1.G8:Sheet1.M8 Sheet1.F9:Sheet1.F9 Sheet1.G9:Sheet1.M9 Sheet1.F10:Sheet1.F10 Sheet1.G10:Sheet1.M10 Sheet1.F11:Sheet1.F11 Sheet1.G11:Sheet1.M11 Sheet1.F12:Sheet1.F12 Sheet1.G12:Sheet1.M12 Sheet1.F13:Sheet1.F13 Sheet1.G13:Sheet1.M13 Sheet1.F14:Sheet1.F14 Sheet1.G14:Sheet1.M14 Sheet1.F15:Sheet1.F15 Sheet1.G15:Sheet1.M15 Sheet1.F16:Sheet1.F16 Sheet1.G16:Sheet1.M1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6" table:default-cell-style-name="Default"/>
        <table:table-column table:style-name="co7" table:number-columns-repeated="7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olincell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Reorgs</text:p>
          </table:table-cell>
          <table:table-cell table:number-columns-repeated="6"/>
          <table:table-cell office:value-type="string" calcext:value-type="string">
            <text:p>Rati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olincell</text:p>
          </table:table-cell>
          <table:table-cell office:value-type="string" calcext:value-type="string">
            <text:p>Index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c_cation_neut_inner1_outer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1_0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_cation_neut_inner1_outer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111_1</text:p>
          </table:table-cell>
          <table:table-cell office:value-type="float" office:value="0" calcext:value-type="float">
            <text:p>0</text:p>
          </table:table-cell>
          <table:table-cell office:value-type="float" office:value="0.184719187289" calcext:value-type="float">
            <text:p>0.184719187289</text:p>
          </table:table-cell>
          <table:table-cell office:value-type="float" office:value="0.33275409253" calcext:value-type="float">
            <text:p>0.33275409253</text:p>
          </table:table-cell>
          <table:table-cell office:value-type="float" office:value="0.444104715724" calcext:value-type="float">
            <text:p>0.444104715724</text:p>
          </table:table-cell>
          <table:table-cell office:value-type="float" office:value="0.518771056871" calcext:value-type="float">
            <text:p>0.518771056871</text:p>
          </table:table-cell>
          <table:table-cell office:value-type="float" office:value="0.55675311597" calcext:value-type="float">
            <text:p>0.55675311597</text:p>
          </table:table-cell>
          <table:table-cell office:value-type="float" office:value="0.196399180757" calcext:value-type="float">
            <text:p>0.196399180757</text:p>
          </table:table-cell>
          <table:table-cell/>
          <table:table-cell table:formula="of:=[.H4]/[.M4]" office:value-type="float" office:value="0.94052931675692" calcext:value-type="float">
            <text:p/>
          </table:table-cell>
          <table:table-cell table:formula="of:=[.I4]/[.M4]" office:value-type="float" office:value="1.69427434089814" calcext:value-type="float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c_cation_neut_inner1_outer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01_1</text:p>
          </table:table-cell>
          <table:table-cell office:value-type="float" office:value="0" calcext:value-type="float">
            <text:p>0</text:p>
          </table:table-cell>
          <table:table-cell office:value-type="float" office:value="0.187418568347" calcext:value-type="float">
            <text:p>0.187418568347</text:p>
          </table:table-cell>
          <table:table-cell office:value-type="float" office:value="0.340227316601" calcext:value-type="float">
            <text:p>0.340227316601</text:p>
          </table:table-cell>
          <table:table-cell office:value-type="float" office:value="0.458426244761" calcext:value-type="float">
            <text:p>0.458426244761</text:p>
          </table:table-cell>
          <table:table-cell office:value-type="float" office:value="0.542015352828" calcext:value-type="float">
            <text:p>0.542015352828</text:p>
          </table:table-cell>
          <table:table-cell office:value-type="float" office:value="0.590994640801" calcext:value-type="float">
            <text:p>0.590994640801</text:p>
          </table:table-cell>
          <table:table-cell office:value-type="float" office:value="0.316743779263" calcext:value-type="float">
            <text:p>0.316743779263</text:p>
          </table:table-cell>
          <table:table-cell/>
          <table:table-cell table:formula="of:=[.H5]/[.M5]" office:value-type="float" office:value="0.591704022674371" calcext:value-type="float">
            <text:p/>
          </table:table-cell>
          <table:table-cell table:formula="of:=[.I5]/[.M5]" office:value-type="float" office:value="1.07414048475598" calcext:value-type="float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c_cation_neut_inner1_outer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11_1</text:p>
          </table:table-cell>
          <table:table-cell office:value-type="float" office:value="0" calcext:value-type="float">
            <text:p>0</text:p>
          </table:table-cell>
          <table:table-cell office:value-type="float" office:value="0.19557034568" calcext:value-type="float">
            <text:p>0.19557034568</text:p>
          </table:table-cell>
          <table:table-cell office:value-type="float" office:value="0.35638277322" calcext:value-type="float">
            <text:p>0.35638277322</text:p>
          </table:table-cell>
          <table:table-cell office:value-type="float" office:value="0.482437282618" calcext:value-type="float">
            <text:p>0.482437282618</text:p>
          </table:table-cell>
          <table:table-cell office:value-type="float" office:value="0.573733873875" calcext:value-type="float">
            <text:p>0.573733873875</text:p>
          </table:table-cell>
          <table:table-cell office:value-type="float" office:value="0.630272546992" calcext:value-type="float">
            <text:p>0.630272546992</text:p>
          </table:table-cell>
          <table:table-cell office:value-type="float" office:value="0.391597140457" calcext:value-type="float">
            <text:p>0.391597140457</text:p>
          </table:table-cell>
          <table:table-cell/>
          <table:table-cell table:formula="of:=[.H6]/[.M6]" office:value-type="float" office:value="0.49941719556932" calcext:value-type="float">
            <text:p/>
          </table:table-cell>
          <table:table-cell table:formula="of:=[.I6]/[.M6]" office:value-type="float" office:value="0.910075014347898" calcext:value-type="float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c_cation_neut_inner1_outer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1_0</text:p>
          </table:table-cell>
          <table:table-cell office:value-type="float" office:value="0" calcext:value-type="float">
            <text:p>0</text:p>
          </table:table-cell>
          <table:table-cell office:value-type="float" office:value="0.243975824281" calcext:value-type="float">
            <text:p>0.243975824281</text:p>
          </table:table-cell>
          <table:table-cell office:value-type="float" office:value="0.440620719898" calcext:value-type="float">
            <text:p>0.440620719898</text:p>
          </table:table-cell>
          <table:table-cell office:value-type="float" office:value="0.58993468685" calcext:value-type="float">
            <text:p>0.58993468685</text:p>
          </table:table-cell>
          <table:table-cell office:value-type="float" office:value="0.691917725136" calcext:value-type="float">
            <text:p>0.691917725136</text:p>
          </table:table-cell>
          <table:table-cell office:value-type="float" office:value="0.746569834758" calcext:value-type="float">
            <text:p>0.746569834758</text:p>
          </table:table-cell>
          <table:table-cell office:value-type="float" office:value="0.309866452891" calcext:value-type="float">
            <text:p>0.309866452891</text:p>
          </table:table-cell>
          <table:table-cell/>
          <table:table-cell table:formula="of:=[.H7]/[.M7]" office:value-type="float" office:value="0.7873579795578" calcext:value-type="float">
            <text:p/>
          </table:table-cell>
          <table:table-cell table:formula="of:=[.I7]/[.M7]" office:value-type="float" office:value="1.42196974143889" calcext:value-type="float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c_cation_neut_inner1_outer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1_0</text:p>
          </table:table-cell>
          <table:table-cell office:value-type="float" office:value="0" calcext:value-type="float">
            <text:p>0</text:p>
          </table:table-cell>
          <table:table-cell office:value-type="float" office:value="0.253865244422" calcext:value-type="float">
            <text:p>0.253865244422</text:p>
          </table:table-cell>
          <table:table-cell office:value-type="float" office:value="0.475524359731" calcext:value-type="float">
            <text:p>0.475524359731</text:p>
          </table:table-cell>
          <table:table-cell office:value-type="float" office:value="0.664977345927" calcext:value-type="float">
            <text:p>0.664977345927</text:p>
          </table:table-cell>
          <table:table-cell office:value-type="float" office:value="0.822224203011" calcext:value-type="float">
            <text:p>0.822224203011</text:p>
          </table:table-cell>
          <table:table-cell office:value-type="float" office:value="0.947264930981" calcext:value-type="float">
            <text:p>0.947264930981</text:p>
          </table:table-cell>
          <table:table-cell office:value-type="float" office:value="1.08937663414" calcext:value-type="float">
            <text:p>1.08937663414</text:p>
          </table:table-cell>
          <table:table-cell/>
          <table:table-cell table:formula="of:=[.H8]/[.M8]" office:value-type="float" office:value="0.233037166821934" calcext:value-type="float">
            <text:p/>
          </table:table-cell>
          <table:table-cell table:formula="of:=[.I8]/[.M8]" office:value-type="float" office:value="0.436510518794447" calcext:value-type="float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c_cation_neut_inner1_outer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11_0</text:p>
          </table:table-cell>
          <table:table-cell office:value-type="float" office:value="0" calcext:value-type="float">
            <text:p>0</text:p>
          </table:table-cell>
          <table:table-cell office:value-type="float" office:value="0.289936594854" calcext:value-type="float">
            <text:p>0.289936594854</text:p>
          </table:table-cell>
          <table:table-cell office:value-type="float" office:value="0.522616992" calcext:value-type="float">
            <text:p>0.522616992</text:p>
          </table:table-cell>
          <table:table-cell office:value-type="float" office:value="0.698041191438" calcext:value-type="float">
            <text:p>0.698041191438</text:p>
          </table:table-cell>
          <table:table-cell office:value-type="float" office:value="0.816209193167" calcext:value-type="float">
            <text:p>0.816209193167</text:p>
          </table:table-cell>
          <table:table-cell office:value-type="float" office:value="0.877120997188" calcext:value-type="float">
            <text:p>0.877120997188</text:p>
          </table:table-cell>
          <table:table-cell office:value-type="float" office:value="0.322837051664" calcext:value-type="float">
            <text:p>0.322837051664</text:p>
          </table:table-cell>
          <table:table-cell/>
          <table:table-cell table:formula="of:=[.H9]/[.M9]" office:value-type="float" office:value="0.898089588414895" calcext:value-type="float">
            <text:p/>
          </table:table-cell>
          <table:table-cell table:formula="of:=[.I9]/[.M9]" office:value-type="float" office:value="1.61882593496091" calcext:value-type="float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c_cation_neut_inner1_outer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11_0</text:p>
          </table:table-cell>
          <table:table-cell office:value-type="float" office:value="0" calcext:value-type="float">
            <text:p>0</text:p>
          </table:table-cell>
          <table:table-cell office:value-type="float" office:value="0.294505833661" calcext:value-type="float">
            <text:p>0.294505833661</text:p>
          </table:table-cell>
          <table:table-cell office:value-type="float" office:value="0.552046946735" calcext:value-type="float">
            <text:p>0.552046946735</text:p>
          </table:table-cell>
          <table:table-cell office:value-type="float" office:value="0.772623339223" calcext:value-type="float">
            <text:p>0.772623339223</text:p>
          </table:table-cell>
          <table:table-cell office:value-type="float" office:value="0.956235011126" calcext:value-type="float">
            <text:p>0.956235011126</text:p>
          </table:table-cell>
          <table:table-cell office:value-type="float" office:value="1.10288196244" calcext:value-type="float">
            <text:p>1.10288196244</text:p>
          </table:table-cell>
          <table:table-cell office:value-type="float" office:value="1.28164591023" calcext:value-type="float">
            <text:p>1.28164591023</text:p>
          </table:table-cell>
          <table:table-cell/>
          <table:table-cell table:formula="of:=[.H10]/[.M10]" office:value-type="float" office:value="0.229787206677193" calcext:value-type="float">
            <text:p/>
          </table:table-cell>
          <table:table-cell table:formula="of:=[.I10]/[.M10]" office:value-type="float" office:value="0.430732811869958" calcext:value-type="float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c_cation_neut_inner1_outer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2_1</text:p>
          </table:table-cell>
          <table:table-cell office:value-type="float" office:value="0" calcext:value-type="float">
            <text:p>0</text:p>
          </table:table-cell>
          <table:table-cell office:value-type="float" office:value="0.303647432856" calcext:value-type="float">
            <text:p>0.303647432856</text:p>
          </table:table-cell>
          <table:table-cell office:value-type="float" office:value="0.568818839573" calcext:value-type="float">
            <text:p>0.568818839573</text:p>
          </table:table-cell>
          <table:table-cell office:value-type="float" office:value="0.795514220149" calcext:value-type="float">
            <text:p>0.795514220149</text:p>
          </table:table-cell>
          <table:table-cell office:value-type="float" office:value="0.983733574586" calcext:value-type="float">
            <text:p>0.983733574586</text:p>
          </table:table-cell>
          <table:table-cell office:value-type="float" office:value="1.13347690288" calcext:value-type="float">
            <text:p>1.13347690288</text:p>
          </table:table-cell>
          <table:table-cell office:value-type="float" office:value="1.30505315227" calcext:value-type="float">
            <text:p>1.30505315227</text:p>
          </table:table-cell>
          <table:table-cell/>
          <table:table-cell table:formula="of:=[.H11]/[.M11]" office:value-type="float" office:value="0.232670548573319" calcext:value-type="float">
            <text:p/>
          </table:table-cell>
          <table:table-cell table:formula="of:=[.I11]/[.M11]" office:value-type="float" office:value="0.43585875301983" calcext:value-type="float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c_cation_neut_inner1_outer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2_0</text:p>
          </table:table-cell>
          <table:table-cell office:value-type="float" office:value="0" calcext:value-type="float">
            <text:p>0</text:p>
          </table:table-cell>
          <table:table-cell office:value-type="float" office:value="0.319054363519" calcext:value-type="float">
            <text:p>0.319054363519</text:p>
          </table:table-cell>
          <table:table-cell office:value-type="float" office:value="0.597618158277" calcext:value-type="float">
            <text:p>0.597618158277</text:p>
          </table:table-cell>
          <table:table-cell office:value-type="float" office:value="0.835691384274" calcext:value-type="float">
            <text:p>0.835691384274</text:p>
          </table:table-cell>
          <table:table-cell office:value-type="float" office:value="1.03327404151" calcext:value-type="float">
            <text:p>1.03327404151</text:p>
          </table:table-cell>
          <table:table-cell office:value-type="float" office:value="1.19036612999" calcext:value-type="float">
            <text:p>1.19036612999</text:p>
          </table:table-cell>
          <table:table-cell office:value-type="float" office:value="1.36846804096" calcext:value-type="float">
            <text:p>1.36846804096</text:p>
          </table:table-cell>
          <table:table-cell/>
          <table:table-cell table:formula="of:=[.H12]/[.M12]" office:value-type="float" office:value="0.233147106084537" calcext:value-type="float">
            <text:p/>
          </table:table-cell>
          <table:table-cell table:formula="of:=[.I12]/[.M12]" office:value-type="float" office:value="0.436705966372267" calcext:value-type="float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c_cation_neut_inner1_outer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0_0</text:p>
          </table:table-cell>
          <table:table-cell office:value-type="float" office:value="0" calcext:value-type="float">
            <text:p>0</text:p>
          </table:table-cell>
          <table:table-cell office:value-type="float" office:value="0.32098259948" calcext:value-type="float">
            <text:p>0.32098259948</text:p>
          </table:table-cell>
          <table:table-cell office:value-type="float" office:value="0.600647725052" calcext:value-type="float">
            <text:p>0.600647725052</text:p>
          </table:table-cell>
          <table:table-cell office:value-type="float" office:value="0.838995376714" calcext:value-type="float">
            <text:p>0.838995376714</text:p>
          </table:table-cell>
          <table:table-cell office:value-type="float" office:value="1.03602555447" calcext:value-type="float">
            <text:p>1.03602555447</text:p>
          </table:table-cell>
          <table:table-cell office:value-type="float" office:value="1.19173825831" calcext:value-type="float">
            <text:p>1.19173825831</text:p>
          </table:table-cell>
          <table:table-cell office:value-type="float" office:value="1.3505396689" calcext:value-type="float">
            <text:p>1.3505396689</text:p>
          </table:table-cell>
          <table:table-cell/>
          <table:table-cell table:formula="of:=[.H13]/[.M13]" office:value-type="float" office:value="0.237669878842905" calcext:value-type="float">
            <text:p/>
          </table:table-cell>
          <table:table-cell table:formula="of:=[.I13]/[.M13]" office:value-type="float" office:value="0.444746451276934" calcext:value-type="float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c_cation_neut_inner1_outer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0_1</text:p>
          </table:table-cell>
          <table:table-cell office:value-type="float" office:value="0" calcext:value-type="float">
            <text:p>0</text:p>
          </table:table-cell>
          <table:table-cell office:value-type="float" office:value="0.335086006295" calcext:value-type="float">
            <text:p>0.335086006295</text:p>
          </table:table-cell>
          <table:table-cell office:value-type="float" office:value="0.625204193351" calcext:value-type="float">
            <text:p>0.625204193351</text:p>
          </table:table-cell>
          <table:table-cell office:value-type="float" office:value="0.870354561169" calcext:value-type="float">
            <text:p>0.870354561169</text:p>
          </table:table-cell>
          <table:table-cell office:value-type="float" office:value="1.07053710975" calcext:value-type="float">
            <text:p>1.07053710975</text:p>
          </table:table-cell>
          <table:table-cell office:value-type="float" office:value="1.22575183909" calcext:value-type="float">
            <text:p>1.22575183909</text:p>
          </table:table-cell>
          <table:table-cell office:value-type="float" office:value="1.32730819722" calcext:value-type="float">
            <text:p>1.32730819722</text:p>
          </table:table-cell>
          <table:table-cell/>
          <table:table-cell table:formula="of:=[.H14]/[.M14]" office:value-type="float" office:value="0.252455312938491" calcext:value-type="float">
            <text:p/>
          </table:table-cell>
          <table:table-cell table:formula="of:=[.I14]/[.M14]" office:value-type="float" office:value="0.471031667445788" calcext:value-type="float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c_cation_neut_inner1_outer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211_1</text:p>
          </table:table-cell>
          <table:table-cell office:value-type="float" office:value="0" calcext:value-type="float">
            <text:p>0</text:p>
          </table:table-cell>
          <table:table-cell office:value-type="float" office:value="0.350375139869" calcext:value-type="float">
            <text:p>0.350375139869</text:p>
          </table:table-cell>
          <table:table-cell office:value-type="float" office:value="0.650130901765" calcext:value-type="float">
            <text:p>0.650130901765</text:p>
          </table:table-cell>
          <table:table-cell office:value-type="float" office:value="0.899267285687" calcext:value-type="float">
            <text:p>0.899267285687</text:p>
          </table:table-cell>
          <table:table-cell office:value-type="float" office:value="1.09778429164" calcext:value-type="float">
            <text:p>1.09778429164</text:p>
          </table:table-cell>
          <table:table-cell office:value-type="float" office:value="1.24568191961" calcext:value-type="float">
            <text:p>1.24568191961</text:p>
          </table:table-cell>
          <table:table-cell office:value-type="float" office:value="1.22587938989" calcext:value-type="float">
            <text:p>1.22587938989</text:p>
          </table:table-cell>
          <table:table-cell/>
          <table:table-cell table:formula="of:=[.H15]/[.M15]" office:value-type="float" office:value="0.285815344281495" calcext:value-type="float">
            <text:p/>
          </table:table-cell>
          <table:table-cell table:formula="of:=[.I15]/[.M15]" office:value-type="float" office:value="0.530338389834042" calcext:value-type="float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c_cation_neut_inner1_outer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21_1</text:p>
          </table:table-cell>
          <table:table-cell office:value-type="float" office:value="0" calcext:value-type="float">
            <text:p>0</text:p>
          </table:table-cell>
          <table:table-cell office:value-type="float" office:value="0.362763806478" calcext:value-type="float">
            <text:p>0.362763806478</text:p>
          </table:table-cell>
          <table:table-cell office:value-type="float" office:value="0.667619201719" calcext:value-type="float">
            <text:p>0.667619201719</text:p>
          </table:table-cell>
          <table:table-cell office:value-type="float" office:value="0.914566185722" calcext:value-type="float">
            <text:p>0.914566185722</text:p>
          </table:table-cell>
          <table:table-cell office:value-type="float" office:value="1.10360475849" calcext:value-type="float">
            <text:p>1.10360475849</text:p>
          </table:table-cell>
          <table:table-cell office:value-type="float" office:value="1.23473492002" calcext:value-type="float">
            <text:p>1.23473492002</text:p>
          </table:table-cell>
          <table:table-cell office:value-type="float" office:value="1.0217595591" calcext:value-type="float">
            <text:p>1.0217595591</text:p>
          </table:table-cell>
          <table:table-cell/>
          <table:table-cell table:formula="of:=[.H16]/[.M16]" office:value-type="float" office:value="0.355038328975884" calcext:value-type="float">
            <text:p/>
          </table:table-cell>
          <table:table-cell table:formula="of:=[.I16]/[.M16]" office:value-type="float" office:value="0.653401473735231" calcext:value-type="float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c_cation_neut_inner1_outer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00_0</text:p>
          </table:table-cell>
          <table:table-cell table:number-columns-repeated="7" office:value-type="string" calcext:value-type="string">
            <text:p>N/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c_cation_neut_inner1_outer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0_1</text:p>
          </table:table-cell>
          <table:table-cell table:number-columns-repeated="7" office:value-type="string" calcext:value-type="string">
            <text:p>N/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c_cation_neut_inner1_outer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1_0</text:p>
          </table:table-cell>
          <table:table-cell table:number-columns-repeated="7" office:value-type="string" calcext:value-type="string">
            <text:p>N/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c_cation_neut_inner1_outer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01_1</text:p>
          </table:table-cell>
          <table:table-cell table:number-columns-repeated="7" office:value-type="string" calcext:value-type="string">
            <text:p>N/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c_cation_neut_inner1_outer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2_0</text:p>
          </table:table-cell>
          <table:table-cell table:number-columns-repeated="7" office:value-type="string" calcext:value-type="string">
            <text:p>N/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c_cation_neut_inner1_outer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2_1</text:p>
          </table:table-cell>
          <table:table-cell table:number-columns-repeated="7" office:value-type="string" calcext:value-type="string">
            <text:p>N/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c_cation_neut_inner1_outer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10_0</text:p>
          </table:table-cell>
          <table:table-cell table:number-columns-repeated="7" office:value-type="string" calcext:value-type="string">
            <text:p>N/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c_cation_neut_inner1_outer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0_1</text:p>
          </table:table-cell>
          <table:table-cell table:number-columns-repeated="7" office:value-type="string" calcext:value-type="string">
            <text:p>N/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c_cation_neut_inner1_outer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12_0</text:p>
          </table:table-cell>
          <table:table-cell table:number-columns-repeated="7" office:value-type="string" calcext:value-type="string">
            <text:p>N/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c_cation_neut_inner1_outer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2_1</text:p>
          </table:table-cell>
          <table:table-cell table:number-columns-repeated="7" office:value-type="string" calcext:value-type="string">
            <text:p>N/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c_cation_neut_inner1_outer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20_0</text:p>
          </table:table-cell>
          <table:table-cell table:number-columns-repeated="7" office:value-type="string" calcext:value-type="string">
            <text:p>N/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c_cation_neut_inner1_outer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20_1</text:p>
          </table:table-cell>
          <table:table-cell table:number-columns-repeated="7" office:value-type="string" calcext:value-type="string">
            <text:p>N/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c_cation_neut_inner1_outer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21_0</text:p>
          </table:table-cell>
          <table:table-cell table:number-columns-repeated="7" office:value-type="string" calcext:value-type="string">
            <text:p>N/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c_cation_neut_inner1_outer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21_1</text:p>
          </table:table-cell>
          <table:table-cell table:number-columns-repeated="7" office:value-type="string" calcext:value-type="string">
            <text:p>N/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c_cation_neut_inner1_outer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22_0</text:p>
          </table:table-cell>
          <table:table-cell table:number-columns-repeated="7" office:value-type="string" calcext:value-type="string">
            <text:p>N/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c_cation_neut_inner1_outer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22_1</text:p>
          </table:table-cell>
          <table:table-cell table:number-columns-repeated="7" office:value-type="string" calcext:value-type="string">
            <text:p>N/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c_cation_neut_inner1_outer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00_0</text:p>
          </table:table-cell>
          <table:table-cell table:number-columns-repeated="7" office:value-type="string" calcext:value-type="string">
            <text:p>N/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c_cation_neut_inner1_outer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_1</text:p>
          </table:table-cell>
          <table:table-cell table:number-columns-repeated="7" office:value-type="string" calcext:value-type="string">
            <text:p>N/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c_cation_neut_inner1_outer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2_0</text:p>
          </table:table-cell>
          <table:table-cell table:number-columns-repeated="7" office:value-type="string" calcext:value-type="string">
            <text:p>N/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c_cation_neut_inner1_outer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2_1</text:p>
          </table:table-cell>
          <table:table-cell table:number-columns-repeated="7" office:value-type="string" calcext:value-type="string">
            <text:p>N/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c_cation_neut_inner1_outer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20_0</text:p>
          </table:table-cell>
          <table:table-cell table:number-columns-repeated="7" office:value-type="string" calcext:value-type="string">
            <text:p>N/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c_cation_neut_inner1_outer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0_1</text:p>
          </table:table-cell>
          <table:table-cell table:number-columns-repeated="7" office:value-type="string" calcext:value-type="string">
            <text:p>N/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c_cation_neut_inner1_outer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2_0</text:p>
          </table:table-cell>
          <table:table-cell table:number-columns-repeated="7" office:value-type="string" calcext:value-type="string">
            <text:p>N/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c_cation_neut_inner1_outer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2_1</text:p>
          </table:table-cell>
          <table:table-cell table:number-columns-repeated="7" office:value-type="string" calcext:value-type="string">
            <text:p>N/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c_cation_neut_inner1_outer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200_0</text:p>
          </table:table-cell>
          <table:table-cell table:number-columns-repeated="7" office:value-type="string" calcext:value-type="string">
            <text:p>N/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c_cation_neut_inner1_outer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_1</text:p>
          </table:table-cell>
          <table:table-cell table:number-columns-repeated="7" office:value-type="string" calcext:value-type="string">
            <text:p>N/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c_cation_neut_inner1_outer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_0</text:p>
          </table:table-cell>
          <table:table-cell table:number-columns-repeated="7" office:value-type="string" calcext:value-type="string">
            <text:p>N/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c_cation_neut_inner1_outer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01_1</text:p>
          </table:table-cell>
          <table:table-cell table:number-columns-repeated="7" office:value-type="string" calcext:value-type="string">
            <text:p>N/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c_cation_neut_inner1_outer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_0</text:p>
          </table:table-cell>
          <table:table-cell table:number-columns-repeated="7" office:value-type="string" calcext:value-type="string">
            <text:p>N/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c_cation_neut_inner1_outer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_1</text:p>
          </table:table-cell>
          <table:table-cell table:number-columns-repeated="7" office:value-type="string" calcext:value-type="string">
            <text:p>N/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c_cation_neut_inner1_outer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10_0</text:p>
          </table:table-cell>
          <table:table-cell table:number-columns-repeated="7" office:value-type="string" calcext:value-type="string">
            <text:p>N/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c_cation_neut_inner1_outer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0_1</text:p>
          </table:table-cell>
          <table:table-cell table:number-columns-repeated="7" office:value-type="string" calcext:value-type="string">
            <text:p>N/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c_cation_neut_inner1_outer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12_0</text:p>
          </table:table-cell>
          <table:table-cell table:number-columns-repeated="7" office:value-type="string" calcext:value-type="string">
            <text:p>N/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c_cation_neut_inner1_outer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2_1</text:p>
          </table:table-cell>
          <table:table-cell table:number-columns-repeated="7" office:value-type="string" calcext:value-type="string">
            <text:p>N/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c_cation_neut_inner1_outer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20_0</text:p>
          </table:table-cell>
          <table:table-cell table:number-columns-repeated="7" office:value-type="string" calcext:value-type="string">
            <text:p>N/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c_cation_neut_inner1_outer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0_1</text:p>
          </table:table-cell>
          <table:table-cell table:number-columns-repeated="7" office:value-type="string" calcext:value-type="string">
            <text:p>N/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c_cation_neut_inner1_outer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21_0</text:p>
          </table:table-cell>
          <table:table-cell table:number-columns-repeated="7" office:value-type="string" calcext:value-type="string">
            <text:p>N/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c_cation_neut_inner1_outer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21_1</text:p>
          </table:table-cell>
          <table:table-cell table:number-columns-repeated="7" office:value-type="string" calcext:value-type="string">
            <text:p>N/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c_cation_neut_inner1_outer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22_0</text:p>
          </table:table-cell>
          <table:table-cell table:number-columns-repeated="7" office:value-type="string" calcext:value-type="string">
            <text:p>N/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c_cation_neut_inner1_outer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2_1</text:p>
          </table:table-cell>
          <table:table-cell table:number-columns-repeated="7" office:value-type="string" calcext:value-type="string">
            <text:p>N/A</text:p>
          </table:table-cell>
          <table:table-cell table:number-columns-repeated="7"/>
        </table:table-row>
      </table:table>
      <table:named-expressions/>
      <table:database-ranges>
        <table:database-range table:name="__Anonymous_Sheet_DB__0" table:target-range-address="Sheet1.A2:Sheet1.M56">
          <table:sort>
            <table:sort-by table:field-number="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" style:font-family-asian="'Droid Sans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9-23T11:49:29.534934568</dc:date>
    <meta:document-statistic meta:table-count="1" meta:cell-count="763" meta:object-count="1"/>
    <meta:generator>LibreOffice/4.2.2.1$Linux_X86_64 LibreOffice_project/420m0$Build-1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1.4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hourglass" chart:symbol-width="0.25cm" chart:symbol-height="0.25cm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circle" chart:symbol-width="0.25cm" chart:symbol-height="0.25cm"/>
      <style:graphic-properties draw:stroke="none"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star" chart:symbol-width="0.25cm" chart:symbol-height="0.25cm"/>
      <style:graphic-properties draw:stroke="none"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x" chart:symbol-width="0.25cm" chart:symbol-height="0.25cm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plus" chart:symbol-width="0.25cm" chart:symbol-height="0.25cm"/>
      <style:graphic-properties draw:stroke="none" svg:stroke-width="0.08cm" svg:stroke-color="#0084d1" draw:fill-color="#0084d1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asterisk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22" style:family="chart" style:data-style-name="N0">
      <style:chart-properties chart:symbol-type="named-symbol" chart:symbol-name="horizontal-bar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16.474cm" svg:height="9.436cm" xlink:href=".." xlink:type="simple" chart:class="chart:scatter" chart:style-name="ch1">
        <chart:title svg:x="4.489cm" svg:y="0.324cm" chart:style-name="ch2">
          <text:p>Partial Charge Share Energy Surface</text:p>
        </chart:title>
        <chart:legend chart:legend-position="end" svg:x="14.793cm" svg:y="1.431cm" style:legend-expansion="high" chart:style-name="ch3"/>
        <chart:plot-area chart:style-name="ch4" table:cell-range-address="Sheet1.F2:Sheet1.M2 Sheet1.F4:Sheet1.M16" chart:data-source-has-labels="both" svg:x="1.34cm" svg:y="1.693cm" svg:width="12.795cm" svg:height="6.574cm">
          <chartooo:coordinate-region svg:x="2.067cm" svg:y="1.893cm" svg:width="11.974cm" svg:height="5.727cm"/>
          <chart:axis chart:dimension="x" chart:name="primary-x" chart:style-name="ch5" chartooo:axis-type="auto">
            <chart:title svg:x="6.079cm" svg:y="8.455cm" chart:style-name="ch6">
              <text:p>Charge transferred (e)</text:p>
            </chart:title>
            <chart:categories table:cell-range-address="Sheet1.G2:Sheet1.M2"/>
          </chart:axis>
          <chart:axis chart:dimension="y" chart:name="primary-y" chart:style-name="ch7">
            <chart:title svg:x="0.451cm" svg:y="5.897cm" chart:style-name="ch8">
              <text:p>Energy (eV)</text:p>
            </chart:title>
            <chart:grid chart:style-name="ch9" chart:class="major"/>
          </chart:axis>
          <chart:series chart:style-name="ch10" chart:values-cell-range-address="Sheet1.G4:Sheet1.M4" chart:label-cell-address="Sheet1.F4:Sheet1.F4" chart:class="chart:scatter">
            <chart:domain table:cell-range-address="Sheet1.G2:Sheet1.M2"/>
            <chart:data-point chart:repeated="7"/>
          </chart:series>
          <chart:series chart:style-name="ch11" chart:values-cell-range-address="Sheet1.G5:Sheet1.M5" chart:label-cell-address="Sheet1.F5:Sheet1.F5" chart:class="chart:scatter">
            <chart:data-point chart:repeated="7"/>
          </chart:series>
          <chart:series chart:style-name="ch12" chart:values-cell-range-address="Sheet1.G6:Sheet1.M6" chart:label-cell-address="Sheet1.F6:Sheet1.F6" chart:class="chart:scatter">
            <chart:data-point chart:repeated="7"/>
          </chart:series>
          <chart:series chart:style-name="ch13" chart:values-cell-range-address="Sheet1.G7:Sheet1.M7" chart:label-cell-address="Sheet1.F7:Sheet1.F7" chart:class="chart:scatter">
            <chart:data-point chart:repeated="7"/>
          </chart:series>
          <chart:series chart:style-name="ch14" chart:values-cell-range-address="Sheet1.G8:Sheet1.M8" chart:label-cell-address="Sheet1.F8:Sheet1.F8" chart:class="chart:scatter">
            <chart:data-point chart:repeated="7"/>
          </chart:series>
          <chart:series chart:style-name="ch15" chart:values-cell-range-address="Sheet1.G9:Sheet1.M9" chart:label-cell-address="Sheet1.F9:Sheet1.F9" chart:class="chart:scatter">
            <chart:data-point chart:repeated="7"/>
          </chart:series>
          <chart:series chart:style-name="ch16" chart:values-cell-range-address="Sheet1.G10:Sheet1.M10" chart:label-cell-address="Sheet1.F10:Sheet1.F10" chart:class="chart:scatter">
            <chart:data-point chart:repeated="7"/>
          </chart:series>
          <chart:series chart:style-name="ch17" chart:values-cell-range-address="Sheet1.G11:Sheet1.M11" chart:label-cell-address="Sheet1.F11:Sheet1.F11" chart:class="chart:scatter">
            <chart:data-point chart:repeated="7"/>
          </chart:series>
          <chart:series chart:style-name="ch18" chart:values-cell-range-address="Sheet1.G12:Sheet1.M12" chart:label-cell-address="Sheet1.F12:Sheet1.F12" chart:class="chart:scatter">
            <chart:data-point chart:repeated="7"/>
          </chart:series>
          <chart:series chart:style-name="ch19" chart:values-cell-range-address="Sheet1.G13:Sheet1.M13" chart:label-cell-address="Sheet1.F13:Sheet1.F13" chart:class="chart:scatter">
            <chart:data-point chart:repeated="7"/>
          </chart:series>
          <chart:series chart:style-name="ch20" chart:values-cell-range-address="Sheet1.G14:Sheet1.M14" chart:label-cell-address="Sheet1.F14:Sheet1.F14" chart:class="chart:scatter">
            <chart:data-point chart:repeated="7"/>
          </chart:series>
          <chart:series chart:style-name="ch21" chart:values-cell-range-address="Sheet1.G15:Sheet1.M15" chart:label-cell-address="Sheet1.F15:Sheet1.F15" chart:class="chart:scatter">
            <chart:data-point chart:repeated="7"/>
          </chart:series>
          <chart:series chart:style-name="ch22" chart:values-cell-range-address="Sheet1.G16:Sheet1.M16" chart:label-cell-address="Sheet1.F16:Sheet1.F16" chart:class="chart:scatter">
            <chart:data-point chart:repeated="7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Sheet1.G2:Sheet1.M2</svg:desc>
                </draw:g>
              </table:table-cell>
              <table:table-cell office:value-type="float" office:value="0.1">
                <text:p>0</text:p>
              </table:table-cell>
              <table:table-cell office:value-type="float" office:value="0.2">
                <text:p>0</text:p>
              </table:table-cell>
              <table:table-cell office:value-type="float" office:value="0.3">
                <text:p>0</text:p>
              </table:table-cell>
              <table:table-cell office:value-type="float" office:value="0.4">
                <text:p>0</text:p>
              </table:table-cell>
              <table:table-cell office:value-type="float" office:value="0.5">
                <text:p>0</text:p>
              </table:table-cell>
              <table:table-cell office:value-type="float" office:value="1">
                <text:p/>
              </table:table-cell>
            </table:table-row>
          </table:table-header-rows>
          <table:table-rows>
            <table:table-row>
              <table:table-cell office:value-type="string">
                <text:p>111_1</text:p>
                <draw:g>
                  <svg:desc>Sheet1.F4:Sheet1.F4</svg:desc>
                </draw:g>
              </table:table-cell>
              <table:table-cell office:value-type="float" office:value="0">
                <text:p>0</text:p>
                <draw:g>
                  <svg:desc>Sheet1.G4:Sheet1.M4</svg:desc>
                </draw:g>
              </table:table-cell>
              <table:table-cell office:value-type="float" office:value="0.184719187289">
                <text:p>0.184719187289</text:p>
              </table:table-cell>
              <table:table-cell office:value-type="float" office:value="0.33275409253">
                <text:p>0.33275409253</text:p>
              </table:table-cell>
              <table:table-cell office:value-type="float" office:value="0.444104715724">
                <text:p>0.444104715724</text:p>
              </table:table-cell>
              <table:table-cell office:value-type="float" office:value="0.518771056871">
                <text:p>0.518771056871</text:p>
              </table:table-cell>
              <table:table-cell office:value-type="float" office:value="0.55675311597">
                <text:p>0.55675311597</text:p>
              </table:table-cell>
              <table:table-cell office:value-type="float" office:value="0.196399180757">
                <text:p>0.196399180757</text:p>
              </table:table-cell>
            </table:table-row>
            <table:table-row>
              <table:table-cell office:value-type="string">
                <text:p>101_1</text:p>
                <draw:g>
                  <svg:desc>Sheet1.F5:Sheet1.F5</svg:desc>
                </draw:g>
              </table:table-cell>
              <table:table-cell office:value-type="float" office:value="0">
                <text:p>0</text:p>
                <draw:g>
                  <svg:desc>Sheet1.G5:Sheet1.M5</svg:desc>
                </draw:g>
              </table:table-cell>
              <table:table-cell office:value-type="float" office:value="0.187418568347">
                <text:p>0.187418568347</text:p>
              </table:table-cell>
              <table:table-cell office:value-type="float" office:value="0.340227316601">
                <text:p>0.340227316601</text:p>
              </table:table-cell>
              <table:table-cell office:value-type="float" office:value="0.458426244761">
                <text:p>0.458426244761</text:p>
              </table:table-cell>
              <table:table-cell office:value-type="float" office:value="0.542015352828">
                <text:p>0.542015352828</text:p>
              </table:table-cell>
              <table:table-cell office:value-type="float" office:value="0.590994640801">
                <text:p>0.590994640801</text:p>
              </table:table-cell>
              <table:table-cell office:value-type="float" office:value="0.316743779263">
                <text:p>0.316743779263</text:p>
              </table:table-cell>
            </table:table-row>
            <table:table-row>
              <table:table-cell office:value-type="string">
                <text:p>011_1</text:p>
                <draw:g>
                  <svg:desc>Sheet1.F6:Sheet1.F6</svg:desc>
                </draw:g>
              </table:table-cell>
              <table:table-cell office:value-type="float" office:value="0">
                <text:p>0</text:p>
                <draw:g>
                  <svg:desc>Sheet1.G6:Sheet1.M6</svg:desc>
                </draw:g>
              </table:table-cell>
              <table:table-cell office:value-type="float" office:value="0.19557034568">
                <text:p>0.19557034568</text:p>
              </table:table-cell>
              <table:table-cell office:value-type="float" office:value="0.35638277322">
                <text:p>0.35638277322</text:p>
              </table:table-cell>
              <table:table-cell office:value-type="float" office:value="0.482437282618">
                <text:p>0.482437282618</text:p>
              </table:table-cell>
              <table:table-cell office:value-type="float" office:value="0.573733873875">
                <text:p>0.573733873875</text:p>
              </table:table-cell>
              <table:table-cell office:value-type="float" office:value="0.630272546992">
                <text:p>0.630272546992</text:p>
              </table:table-cell>
              <table:table-cell office:value-type="float" office:value="0.391597140457">
                <text:p>0.391597140457</text:p>
              </table:table-cell>
            </table:table-row>
            <table:table-row>
              <table:table-cell office:value-type="string">
                <text:p>121_0</text:p>
                <draw:g>
                  <svg:desc>Sheet1.F7:Sheet1.F7</svg:desc>
                </draw:g>
              </table:table-cell>
              <table:table-cell office:value-type="float" office:value="0">
                <text:p>0</text:p>
                <draw:g>
                  <svg:desc>Sheet1.G7:Sheet1.M7</svg:desc>
                </draw:g>
              </table:table-cell>
              <table:table-cell office:value-type="float" office:value="0.243975824281">
                <text:p>0.243975824281</text:p>
              </table:table-cell>
              <table:table-cell office:value-type="float" office:value="0.440620719898">
                <text:p>0.440620719898</text:p>
              </table:table-cell>
              <table:table-cell office:value-type="float" office:value="0.58993468685">
                <text:p>0.58993468685</text:p>
              </table:table-cell>
              <table:table-cell office:value-type="float" office:value="0.691917725136">
                <text:p>0.691917725136</text:p>
              </table:table-cell>
              <table:table-cell office:value-type="float" office:value="0.746569834758">
                <text:p>0.746569834758</text:p>
              </table:table-cell>
              <table:table-cell office:value-type="float" office:value="0.309866452891">
                <text:p>0.309866452891</text:p>
              </table:table-cell>
            </table:table-row>
            <table:table-row>
              <table:table-cell office:value-type="string">
                <text:p>101_0</text:p>
                <draw:g>
                  <svg:desc>Sheet1.F8:Sheet1.F8</svg:desc>
                </draw:g>
              </table:table-cell>
              <table:table-cell office:value-type="float" office:value="0">
                <text:p>0</text:p>
                <draw:g>
                  <svg:desc>Sheet1.G8:Sheet1.M8</svg:desc>
                </draw:g>
              </table:table-cell>
              <table:table-cell office:value-type="float" office:value="0.253865244422">
                <text:p>0.253865244422</text:p>
              </table:table-cell>
              <table:table-cell office:value-type="float" office:value="0.475524359731">
                <text:p>0.475524359731</text:p>
              </table:table-cell>
              <table:table-cell office:value-type="float" office:value="0.664977345927">
                <text:p>0.664977345927</text:p>
              </table:table-cell>
              <table:table-cell office:value-type="float" office:value="0.822224203011">
                <text:p>0.822224203011</text:p>
              </table:table-cell>
              <table:table-cell office:value-type="float" office:value="0.947264930981">
                <text:p>0.947264930981</text:p>
              </table:table-cell>
              <table:table-cell office:value-type="float" office:value="1.08937663414">
                <text:p>1.08937663414</text:p>
              </table:table-cell>
            </table:table-row>
            <table:table-row>
              <table:table-cell office:value-type="string">
                <text:p>211_0</text:p>
                <draw:g>
                  <svg:desc>Sheet1.F9:Sheet1.F9</svg:desc>
                </draw:g>
              </table:table-cell>
              <table:table-cell office:value-type="float" office:value="0">
                <text:p>0</text:p>
                <draw:g>
                  <svg:desc>Sheet1.G9:Sheet1.M9</svg:desc>
                </draw:g>
              </table:table-cell>
              <table:table-cell office:value-type="float" office:value="0.289936594854">
                <text:p>0.289936594854</text:p>
              </table:table-cell>
              <table:table-cell office:value-type="float" office:value="0.522616992">
                <text:p>0.522616992</text:p>
              </table:table-cell>
              <table:table-cell office:value-type="float" office:value="0.698041191438">
                <text:p>0.698041191438</text:p>
              </table:table-cell>
              <table:table-cell office:value-type="float" office:value="0.816209193167">
                <text:p>0.816209193167</text:p>
              </table:table-cell>
              <table:table-cell office:value-type="float" office:value="0.877120997188">
                <text:p>0.877120997188</text:p>
              </table:table-cell>
              <table:table-cell office:value-type="float" office:value="0.322837051664">
                <text:p>0.322837051664</text:p>
              </table:table-cell>
            </table:table-row>
            <table:table-row>
              <table:table-cell office:value-type="string">
                <text:p>011_0</text:p>
                <draw:g>
                  <svg:desc>Sheet1.F10:Sheet1.F10</svg:desc>
                </draw:g>
              </table:table-cell>
              <table:table-cell office:value-type="float" office:value="0">
                <text:p>0</text:p>
                <draw:g>
                  <svg:desc>Sheet1.G10:Sheet1.M10</svg:desc>
                </draw:g>
              </table:table-cell>
              <table:table-cell office:value-type="float" office:value="0.294505833661">
                <text:p>0.294505833661</text:p>
              </table:table-cell>
              <table:table-cell office:value-type="float" office:value="0.552046946735">
                <text:p>0.552046946735</text:p>
              </table:table-cell>
              <table:table-cell office:value-type="float" office:value="0.772623339223">
                <text:p>0.772623339223</text:p>
              </table:table-cell>
              <table:table-cell office:value-type="float" office:value="0.956235011126">
                <text:p>0.956235011126</text:p>
              </table:table-cell>
              <table:table-cell office:value-type="float" office:value="1.10288196244">
                <text:p>1.10288196244</text:p>
              </table:table-cell>
              <table:table-cell office:value-type="float" office:value="1.28164591023">
                <text:p>1.28164591023</text:p>
              </table:table-cell>
            </table:table-row>
            <table:table-row>
              <table:table-cell office:value-type="string">
                <text:p>112_1</text:p>
                <draw:g>
                  <svg:desc>Sheet1.F11:Sheet1.F11</svg:desc>
                </draw:g>
              </table:table-cell>
              <table:table-cell office:value-type="float" office:value="0">
                <text:p>0</text:p>
                <draw:g>
                  <svg:desc>Sheet1.G11:Sheet1.M11</svg:desc>
                </draw:g>
              </table:table-cell>
              <table:table-cell office:value-type="float" office:value="0.303647432856">
                <text:p>0.303647432856</text:p>
              </table:table-cell>
              <table:table-cell office:value-type="float" office:value="0.568818839573">
                <text:p>0.568818839573</text:p>
              </table:table-cell>
              <table:table-cell office:value-type="float" office:value="0.795514220149">
                <text:p>0.795514220149</text:p>
              </table:table-cell>
              <table:table-cell office:value-type="float" office:value="0.983733574586">
                <text:p>0.983733574586</text:p>
              </table:table-cell>
              <table:table-cell office:value-type="float" office:value="1.13347690288">
                <text:p>1.13347690288</text:p>
              </table:table-cell>
              <table:table-cell office:value-type="float" office:value="1.30505315227">
                <text:p>1.30505315227</text:p>
              </table:table-cell>
            </table:table-row>
            <table:table-row>
              <table:table-cell office:value-type="string">
                <text:p>112_0</text:p>
                <draw:g>
                  <svg:desc>Sheet1.F12:Sheet1.F12</svg:desc>
                </draw:g>
              </table:table-cell>
              <table:table-cell office:value-type="float" office:value="0">
                <text:p>0</text:p>
                <draw:g>
                  <svg:desc>Sheet1.G12:Sheet1.M12</svg:desc>
                </draw:g>
              </table:table-cell>
              <table:table-cell office:value-type="float" office:value="0.319054363519">
                <text:p>0.319054363519</text:p>
              </table:table-cell>
              <table:table-cell office:value-type="float" office:value="0.597618158277">
                <text:p>0.597618158277</text:p>
              </table:table-cell>
              <table:table-cell office:value-type="float" office:value="0.835691384274">
                <text:p>0.835691384274</text:p>
              </table:table-cell>
              <table:table-cell office:value-type="float" office:value="1.03327404151">
                <text:p>1.03327404151</text:p>
              </table:table-cell>
              <table:table-cell office:value-type="float" office:value="1.19036612999">
                <text:p>1.19036612999</text:p>
              </table:table-cell>
              <table:table-cell office:value-type="float" office:value="1.36846804096">
                <text:p>1.36846804096</text:p>
              </table:table-cell>
            </table:table-row>
            <table:table-row>
              <table:table-cell office:value-type="string">
                <text:p>110_0</text:p>
                <draw:g>
                  <svg:desc>Sheet1.F13:Sheet1.F13</svg:desc>
                </draw:g>
              </table:table-cell>
              <table:table-cell office:value-type="float" office:value="0">
                <text:p>0</text:p>
                <draw:g>
                  <svg:desc>Sheet1.G13:Sheet1.M13</svg:desc>
                </draw:g>
              </table:table-cell>
              <table:table-cell office:value-type="float" office:value="0.32098259948">
                <text:p>0.32098259948</text:p>
              </table:table-cell>
              <table:table-cell office:value-type="float" office:value="0.600647725052">
                <text:p>0.600647725052</text:p>
              </table:table-cell>
              <table:table-cell office:value-type="float" office:value="0.838995376714">
                <text:p>0.838995376714</text:p>
              </table:table-cell>
              <table:table-cell office:value-type="float" office:value="1.03602555447">
                <text:p>1.03602555447</text:p>
              </table:table-cell>
              <table:table-cell office:value-type="float" office:value="1.19173825831">
                <text:p>1.19173825831</text:p>
              </table:table-cell>
              <table:table-cell office:value-type="float" office:value="1.3505396689">
                <text:p>1.3505396689</text:p>
              </table:table-cell>
            </table:table-row>
            <table:table-row>
              <table:table-cell office:value-type="string">
                <text:p>110_1</text:p>
                <draw:g>
                  <svg:desc>Sheet1.F14:Sheet1.F14</svg:desc>
                </draw:g>
              </table:table-cell>
              <table:table-cell office:value-type="float" office:value="0">
                <text:p>0</text:p>
                <draw:g>
                  <svg:desc>Sheet1.G14:Sheet1.M14</svg:desc>
                </draw:g>
              </table:table-cell>
              <table:table-cell office:value-type="float" office:value="0.335086006295">
                <text:p>0.335086006295</text:p>
              </table:table-cell>
              <table:table-cell office:value-type="float" office:value="0.625204193351">
                <text:p>0.625204193351</text:p>
              </table:table-cell>
              <table:table-cell office:value-type="float" office:value="0.870354561169">
                <text:p>0.870354561169</text:p>
              </table:table-cell>
              <table:table-cell office:value-type="float" office:value="1.07053710975">
                <text:p>1.07053710975</text:p>
              </table:table-cell>
              <table:table-cell office:value-type="float" office:value="1.22575183909">
                <text:p>1.22575183909</text:p>
              </table:table-cell>
              <table:table-cell office:value-type="float" office:value="1.32730819722">
                <text:p>1.32730819722</text:p>
              </table:table-cell>
            </table:table-row>
            <table:table-row>
              <table:table-cell office:value-type="string">
                <text:p>211_1</text:p>
                <draw:g>
                  <svg:desc>Sheet1.F15:Sheet1.F15</svg:desc>
                </draw:g>
              </table:table-cell>
              <table:table-cell office:value-type="float" office:value="0">
                <text:p>0</text:p>
                <draw:g>
                  <svg:desc>Sheet1.G15:Sheet1.M15</svg:desc>
                </draw:g>
              </table:table-cell>
              <table:table-cell office:value-type="float" office:value="0.350375139869">
                <text:p>0.350375139869</text:p>
              </table:table-cell>
              <table:table-cell office:value-type="float" office:value="0.650130901765">
                <text:p>0.650130901765</text:p>
              </table:table-cell>
              <table:table-cell office:value-type="float" office:value="0.899267285687">
                <text:p>0.899267285687</text:p>
              </table:table-cell>
              <table:table-cell office:value-type="float" office:value="1.09778429164">
                <text:p>1.09778429164</text:p>
              </table:table-cell>
              <table:table-cell office:value-type="float" office:value="1.24568191961">
                <text:p>1.24568191961</text:p>
              </table:table-cell>
              <table:table-cell office:value-type="float" office:value="1.22587938989">
                <text:p>1.22587938989</text:p>
              </table:table-cell>
            </table:table-row>
            <table:table-row>
              <table:table-cell office:value-type="string">
                <text:p>121_1</text:p>
                <draw:g>
                  <svg:desc>Sheet1.F16:Sheet1.F16</svg:desc>
                </draw:g>
              </table:table-cell>
              <table:table-cell office:value-type="float" office:value="0">
                <text:p>0</text:p>
                <draw:g>
                  <svg:desc>Sheet1.G16:Sheet1.M16</svg:desc>
                </draw:g>
              </table:table-cell>
              <table:table-cell office:value-type="float" office:value="0.362763806478">
                <text:p>0.362763806478</text:p>
              </table:table-cell>
              <table:table-cell office:value-type="float" office:value="0.667619201719">
                <text:p>0.667619201719</text:p>
              </table:table-cell>
              <table:table-cell office:value-type="float" office:value="0.914566185722">
                <text:p>0.914566185722</text:p>
              </table:table-cell>
              <table:table-cell office:value-type="float" office:value="1.10360475849">
                <text:p>1.10360475849</text:p>
              </table:table-cell>
              <table:table-cell office:value-type="float" office:value="1.23473492002">
                <text:p>1.23473492002</text:p>
              </table:table-cell>
              <table:table-cell office:value-type="float" office:value="1.0217595591">
                <text:p>1.02175955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2.1$Linux_X86_64 LibreOffice_project/420m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